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mpact">
      <style:paragraph-properties fo:text-align="start" style:justify-single-word="false"/>
    </style:style>
    <style:style style:name="P2" style:family="paragraph" style:parent-style-name="Compact" style:master-page-name="Standard">
      <style:paragraph-properties fo:text-align="start" style:justify-single-word="false" style:page-number="auto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1"><text:span text:style-name="T1">Command</text:span></text:p>
      <text:p text:style-name="P1"><text:span text:style-name="T1">Description</text:span></text:p>
      <text:p text:style-name="P1"> <text:span text:style-name="Verbatim_20_Char">man &lt;tool&gt;</text:span></text:p>
      <text:p text:style-name="P1">Opens man pages for the specified tool.</text:p>
      <text:p text:style-name="P1"><text:span text:style-name="Verbatim_20_Char">&lt;tool&gt; -h</text:span></text:p>
      <text:p text:style-name="P1">Prints the help page of the tool.</text:p>
      <text:p text:style-name="P1"><text:span text:style-name="Verbatim_20_Char">apropos &lt;keyword&gt;</text:span></text:p>
      <text:p text:style-name="P1">Searches through man pages' descriptions for instances of a given keyword.</text:p>
      <text:p text:style-name="P1"><text:span text:style-name="Verbatim_20_Char">cat</text:span></text:p>
      <text:p text:style-name="P1">Concatenate and print files.</text:p>
      <text:p text:style-name="P1"><text:span text:style-name="Verbatim_20_Char">whoami</text:span></text:p>
      <text:p text:style-name="P1">Displays current username.</text:p>
      <text:p text:style-name="P1"><text:span text:style-name="Verbatim_20_Char">id</text:span></text:p>
      <text:p text:style-name="P1">Returns users identity.</text:p>
      <text:p text:style-name="P1"><text:span text:style-name="Verbatim_20_Char">hostname</text:span></text:p>
      <text:p text:style-name="P1">Sets or prints the name of the current host system.</text:p>
      <text:p text:style-name="P1"><text:span text:style-name="Verbatim_20_Char">uname</text:span></text:p>
      <text:p text:style-name="P1">Prints operating system name.</text:p>
      <text:p text:style-name="P1"><text:span text:style-name="Verbatim_20_Char">pwd</text:span></text:p>
      <text:p text:style-name="P1">Returns working directory name.</text:p>
      <text:p text:style-name="P1"><text:span text:style-name="Verbatim_20_Char">ifconfig</text:span></text:p>
      <text:p text:style-name="P1">The <text:span text:style-name="Verbatim_20_Char">ifconfig</text:span> utility is used to assign or view an address to a network interface and/or configure network interface parameters.</text:p>
      <text:p text:style-name="P1"><text:span text:style-name="Verbatim_20_Char">ip</text:span></text:p>
      <text:p text:style-name="P1">Ip is a utility to show or manipulate routing, network devices, interfaces, and tunnels.</text:p>
      <text:p text:style-name="P1"><text:span text:style-name="Verbatim_20_Char">netstat</text:span></text:p>
      <text:p text:style-name="P1">Shows network status.</text:p>
      <text:p text:style-name="P1"><text:span text:style-name="Verbatim_20_Char">ss</text:span></text:p>
      <text:p text:style-name="P1">Another utility to investigate sockets.</text:p>
      <text:p text:style-name="P1"><text:span text:style-name="Verbatim_20_Char">ps</text:span></text:p>
      <text:p text:style-name="P1">Shows process status.</text:p>
      <text:p text:style-name="P1"><text:span text:style-name="Verbatim_20_Char">who</text:span></text:p>
      <text:p text:style-name="P1">Displays who is logged in.</text:p>
      <text:p text:style-name="P1"><text:span text:style-name="Verbatim_20_Char">env</text:span></text:p>
      <text:p text:style-name="P1">Prints environment or sets and executes a command.</text:p>
      <text:p text:style-name="P1"><text:span text:style-name="Verbatim_20_Char">lsblk</text:span></text:p>
      <text:p text:style-name="P1">Lists block devices.</text:p>
      <text:p text:style-name="P1"><text:span text:style-name="Verbatim_20_Char">lsusb</text:span></text:p>
      <text:p text:style-name="P1">Lists USB devices.</text:p>
      <text:p text:style-name="P1"><text:span text:style-name="Verbatim_20_Char">lsof</text:span></text:p>
      <text:p text:style-name="P1"><text:soft-page-break/>Lists opened files.</text:p>
      <text:p text:style-name="P1"><text:span text:style-name="Verbatim_20_Char">lspci</text:span></text:p>
      <text:p text:style-name="P1">Lists PCI devices.</text:p>
      <text:p text:style-name="P1"><text:span text:style-name="Verbatim_20_Char">sudo</text:span></text:p>
      <text:p text:style-name="P1">Execute command as a different user.</text:p>
      <text:p text:style-name="P1"><text:span text:style-name="Verbatim_20_Char">su</text:span></text:p>
      <text:p text:style-name="P1">The <text:span text:style-name="Verbatim_20_Char">su</text:span> utility requests appropriate user credentials via PAM and switches to that user ID (the default user is the superuser). A shell is then executed.</text:p>
      <text:p text:style-name="P1"><text:span text:style-name="Verbatim_20_Char">useradd</text:span></text:p>
      <text:p text:style-name="P1">Creates a new user or update default new user information.</text:p>
      <text:p text:style-name="P1"><text:span text:style-name="Verbatim_20_Char">userdel</text:span></text:p>
      <text:p text:style-name="P1">Deletes a user account and related files.</text:p>
      <text:p text:style-name="P1"><text:span text:style-name="Verbatim_20_Char">usermod</text:span></text:p>
      <text:p text:style-name="P1">Modifies a user account.</text:p>
      <text:p text:style-name="P1"><text:span text:style-name="Verbatim_20_Char">addgroup</text:span></text:p>
      <text:p text:style-name="P1">Adds a group to the system.</text:p>
      <text:p text:style-name="P1"><text:span text:style-name="Verbatim_20_Char">delgroup</text:span></text:p>
      <text:p text:style-name="P1">Removes a group from the system.</text:p>
      <text:p text:style-name="P1"><text:span text:style-name="Verbatim_20_Char">passwd</text:span></text:p>
      <text:p text:style-name="P1">Changes user password.</text:p>
      <text:p text:style-name="P1"><text:span text:style-name="Verbatim_20_Char">dpkg</text:span></text:p>
      <text:p text:style-name="P1">Install, remove and configure Debian-based packages.</text:p>
      <text:p text:style-name="P1"><text:span text:style-name="Verbatim_20_Char">apt</text:span></text:p>
      <text:p text:style-name="P1">High-level package management command-line utility.</text:p>
      <text:p text:style-name="P1"><text:span text:style-name="Verbatim_20_Char">aptitude</text:span></text:p>
      <text:p text:style-name="P1">Alternative to <text:span text:style-name="Verbatim_20_Char">apt</text:span>.</text:p>
      <text:p text:style-name="P1"><text:span text:style-name="Verbatim_20_Char">snap</text:span></text:p>
      <text:p text:style-name="P1">Install, remove and configure snap packages.</text:p>
      <text:p text:style-name="P1"><text:span text:style-name="Verbatim_20_Char">gem</text:span></text:p>
      <text:p text:style-name="P1">Standard package manager for Ruby.</text:p>
      <text:p text:style-name="P1"><text:span text:style-name="Verbatim_20_Char">pip</text:span></text:p>
      <text:p text:style-name="P1">Standard package manager for Python.</text:p>
      <text:p text:style-name="P1"><text:span text:style-name="Verbatim_20_Char">git</text:span></text:p>
      <text:p text:style-name="P1">Revision control system command-line utility.</text:p>
      <text:p text:style-name="P1"><text:span text:style-name="Verbatim_20_Char">systemctl</text:span></text:p>
      <text:p text:style-name="P1">Command-line based service and systemd control manager.</text:p>
      <text:p text:style-name="P1"><text:span text:style-name="Verbatim_20_Char">ps</text:span></text:p>
      <text:p text:style-name="P1">Prints a snapshot of the current processes.</text:p>
      <text:p text:style-name="P1"><text:span text:style-name="Verbatim_20_Char">journalctl</text:span></text:p>
      <text:p text:style-name="P1">Query the systemd journal.</text:p>
      <text:p text:style-name="P1"><text:span text:style-name="Verbatim_20_Char">kill</text:span></text:p>
      <text:p text:style-name="P1">Sends a signal to a process.</text:p>
      <text:p text:style-name="P1"><text:soft-page-break/><text:span text:style-name="Verbatim_20_Char">bg</text:span></text:p>
      <text:p text:style-name="P1">Puts a process into background.</text:p>
      <text:p text:style-name="P1"><text:span text:style-name="Verbatim_20_Char">jobs</text:span></text:p>
      <text:p text:style-name="P1">Lists all processes that are running in the background.</text:p>
      <text:p text:style-name="P1"><text:span text:style-name="Verbatim_20_Char">fg</text:span></text:p>
      <text:p text:style-name="P1">Puts a process into the foreground.</text:p>
      <text:p text:style-name="P1"><text:span text:style-name="Verbatim_20_Char">curl</text:span></text:p>
      <text:p text:style-name="P1">Command-line utility to transfer data from or to a server.</text:p>
      <text:p text:style-name="P1"><text:span text:style-name="Verbatim_20_Char">wget</text:span></text:p>
      <text:p text:style-name="P1">An alternative to <text:span text:style-name="Verbatim_20_Char">curl</text:span> that downloads files from FTP or HTTP(s) server.</text:p>
      <text:p text:style-name="P1"><text:span text:style-name="Verbatim_20_Char">python3 -m http.server</text:span></text:p>
      <text:p text:style-name="P1">Starts a Python3 web server on TCP port 8000.</text:p>
      <text:p text:style-name="P1"><text:span text:style-name="Verbatim_20_Char">ls</text:span></text:p>
      <text:p text:style-name="P1">Lists directory contents.</text:p>
      <text:p text:style-name="P1"><text:span text:style-name="Verbatim_20_Char">cd</text:span></text:p>
      <text:p text:style-name="P1">Changes the directory.</text:p>
      <text:p text:style-name="P1"><text:span text:style-name="Verbatim_20_Char">clear</text:span></text:p>
      <text:p text:style-name="P1">Clears the terminal.</text:p>
      <text:p text:style-name="P1"><text:span text:style-name="Verbatim_20_Char">touch</text:span></text:p>
      <text:p text:style-name="P1">Creates an empty file.</text:p>
      <text:p text:style-name="P1"><text:span text:style-name="Verbatim_20_Char">mkdir</text:span></text:p>
      <text:p text:style-name="P1">Creates a directory.</text:p>
      <text:p text:style-name="P1"><text:span text:style-name="Verbatim_20_Char">tree</text:span></text:p>
      <text:p text:style-name="P1">Lists the contents of a directory recursively.</text:p>
      <text:p text:style-name="P1"><text:span text:style-name="Verbatim_20_Char">mv</text:span></text:p>
      <text:p text:style-name="P1">Move or rename files or directories.</text:p>
      <text:p text:style-name="P1"><text:span text:style-name="Verbatim_20_Char">cp</text:span></text:p>
      <text:p text:style-name="P1">Copy files or directories.</text:p>
      <text:p text:style-name="P1"><text:span text:style-name="Verbatim_20_Char">nano</text:span></text:p>
      <text:p text:style-name="P1">Terminal based text editor.</text:p>
      <text:p text:style-name="P1"><text:span text:style-name="Verbatim_20_Char">which</text:span></text:p>
      <text:p text:style-name="P1">Returns the path to a file or link.</text:p>
      <text:p text:style-name="P1"><text:span text:style-name="Verbatim_20_Char">find</text:span></text:p>
      <text:p text:style-name="P1">Searches for files in a directory hierarchy.</text:p>
      <text:p text:style-name="P1"><text:span text:style-name="Verbatim_20_Char">updatedb</text:span></text:p>
      <text:p text:style-name="P1">Updates the locale database for existing contents on the system.</text:p>
      <text:p text:style-name="P1"><text:span text:style-name="Verbatim_20_Char">locate</text:span></text:p>
      <text:p text:style-name="P1">Uses the locale database to find contents on the system.</text:p>
      <text:p text:style-name="P1"><text:span text:style-name="Verbatim_20_Char">more</text:span></text:p>
      <text:p text:style-name="P1">Pager that is used to read STDOUT or files.</text:p>
      <text:p text:style-name="P1"><text:span text:style-name="Verbatim_20_Char">less</text:span></text:p>
      <text:p text:style-name="P1">An alternative to <text:span text:style-name="Verbatim_20_Char">more</text:span> with more features.</text:p>
      <text:p text:style-name="P1"><text:soft-page-break/><text:span text:style-name="Verbatim_20_Char">head</text:span></text:p>
      <text:p text:style-name="P1">Prints the first ten lines of STDOUT or a file.</text:p>
      <text:p text:style-name="P1"><text:span text:style-name="Verbatim_20_Char">tail</text:span></text:p>
      <text:p text:style-name="P1">Prints the last ten lines of STDOUT or a file.</text:p>
      <text:p text:style-name="P1"><text:span text:style-name="Verbatim_20_Char">sort</text:span></text:p>
      <text:p text:style-name="P1">Sorts the contents of STDOUT or a file.</text:p>
      <text:p text:style-name="P1"><text:span text:style-name="Verbatim_20_Char">grep</text:span></text:p>
      <text:p text:style-name="P1">Searches for specific results that contain given patterns.</text:p>
      <text:p text:style-name="P1"><text:span text:style-name="Verbatim_20_Char">cut</text:span></text:p>
      <text:p text:style-name="P1">Removes sections from each line of files.</text:p>
      <text:p text:style-name="P1"><text:span text:style-name="Verbatim_20_Char">tr</text:span></text:p>
      <text:p text:style-name="P1">Replaces certain characters.</text:p>
      <text:p text:style-name="P1"><text:span text:style-name="Verbatim_20_Char">column</text:span></text:p>
      <text:p text:style-name="P1">Command-line based utility that formats its input into multiple columns.</text:p>
      <text:p text:style-name="P1"><text:span text:style-name="Verbatim_20_Char">awk</text:span></text:p>
      <text:p text:style-name="P1">Pattern scanning and processing language.</text:p>
      <text:p text:style-name="P1"><text:span text:style-name="Verbatim_20_Char">sed</text:span></text:p>
      <text:p text:style-name="P1">A stream editor for filtering and transforming text.</text:p>
      <text:p text:style-name="P1"><text:span text:style-name="Verbatim_20_Char">wc</text:span></text:p>
      <text:p text:style-name="P1">Prints newline, word, and byte counts for a given input.</text:p>
      <text:p text:style-name="P1"><text:span text:style-name="Verbatim_20_Char">chmod</text:span></text:p>
      <text:p text:style-name="P1">Changes permission of a file or directory.</text:p>
      <text:p text:style-name="P1"><text:span text:style-name="Verbatim_20_Char">chown</text:span></text:p>
      <text:p text:style-name="P1">Changes the owner and group of a file or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353cm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font-name-asian="SimSun" style:font-size-asian="12pt" style:language-asian="en" style:country-asian="US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.318cm" fo:margin-bottom="0.318cm"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318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mpact" style:family="paragraph" style:parent-style-name="Standard" style:default-outline-level="" style:list-style-name="">
      <style:paragraph-properties fo:margin-top="0.064cm" fo:margin-bottom="0.064cm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.847cm" fo:margin-bottom="0.423cm" fo:text-align="center" style:justify-single-word="false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uthors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Date" style:family="paragraph" style:default-outline-level="" style:list-style-name="">
      <style:paragraph-properties fo:text-align="center" style:justify-single-word="false" fo:keep-together="always" fo:orphans="2" fo:widows="2" fo:keep-with-next="always" style:writing-mode="lr-tb"/>
      <style:text-properties style:use-window-font-color="true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45a8a" style:font-name="Calibri" fo:font-size="18pt" fo:font-weight="bold" style:font-size-asian="18pt" style:font-weight-asian="bold" style:font-name-complex="F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weight="bold" style:font-size-asian="12pt" style:font-weight-asian="bold" style:font-name-complex="F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4f81bd" style:font-name="Calibri" fo:font-size="12pt" fo:font-style="italic" style:font-size-asian="12pt" style:font-style-asian="italic" style:font-name-complex="F" style:font-size-complex="12pt" style:font-style-complex="italic"/>
    </style:style>
    <style:style style:name="Block_20_Quote" style:display-name="Block Quote" style:family="paragraph" style:parent-style-name="Standard" style:default-outline-level="" style:list-style-name="">
      <style:paragraph-properties fo:margin-top="0.176cm" fo:margin-bottom="0.176cm"/>
      <style:text-properties style:font-name="Calibri" fo:font-size="10pt" style:font-size-asian="10pt" style:font-name-complex="F" style:font-size-complex="10pt" style:font-weight-complex="bold"/>
    </style:style>
    <style:style style:name="Footnote" style:family="paragraph" style:parent-style-name="Standard" style:default-outline-level="" style:list-style-name="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inition_20_Term" style:display-name="Definition Term" style:family="paragraph" style:parent-style-name="Standard" style:default-outline-level="" style:list-style-name="">
      <style:paragraph-properties fo:margin-top="0.318cm" fo:margin-bottom="0cm" fo:keep-together="always" fo:keep-with-next="always"/>
      <style:text-properties fo:font-weight="bold" style:font-weight-asian="bold"/>
    </style:style>
    <style:style style:name="Definition" style:family="paragraph" style:parent-style-name="Standard" style:default-outline-level="" style:list-style-name=""/>
    <style:style style:name="Table_20_Caption" style:display-name="Tabl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Image_20_Caption" style:display-name="Image Caption" style:family="paragraph" style:parent-style-name="Standard" style:default-outline-level="" style:list-style-name="">
      <style:paragraph-properties fo:margin-top="0cm" fo:margin-bottom="0.212cm"/>
      <style:text-properties fo:font-style="italic" style:font-style-asian="italic"/>
    </style:style>
    <style:style style:name="Source_20_Code" style:display-name="Source Code" style:family="paragraph" style:parent-style-name="Standard" style:default-outline-level="" style:list-style-name="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size="11pt" style:font-size-asian="11pt"/>
    </style:style>
    <style:style style:name="Footnote_20_Ref" style:display-name="Footnote Ref" style:family="text" style:parent-style-name="Body_20_Text_20_Char">
      <style:text-properties style:text-position="super 58%"/>
    </style:style>
    <style:style style:name="Link" style:family="text" style:parent-style-name="Body_20_Text_20_Char">
      <style:text-properties fo:color="#4f81bd"/>
    </style:style>
    <style:style style:name="KeywordTok" style:family="text" style:parent-style-name="Verbatim_20_Char">
      <style:text-properties fo:color="#007020" fo:font-weight="bold" style:font-weight-asian="bold"/>
    </style:style>
    <style:style style:name="DataTypeTok" style:family="text" style:parent-style-name="Verbatim_20_Char">
      <style:text-properties fo:color="#902000"/>
    </style:style>
    <style:style style:name="DecValTok" style:family="text" style:parent-style-name="Verbatim_20_Char">
      <style:text-properties fo:color="#40a070"/>
    </style:style>
    <style:style style:name="BaseNTok" style:family="text" style:parent-style-name="Verbatim_20_Char">
      <style:text-properties fo:color="#40a070"/>
    </style:style>
    <style:style style:name="FloatTok" style:family="text" style:parent-style-name="Verbatim_20_Char">
      <style:text-properties fo:color="#40a070"/>
    </style:style>
    <style:style style:name="CharTok" style:family="text" style:parent-style-name="Verbatim_20_Char">
      <style:text-properties fo:color="#4070a0"/>
    </style:style>
    <style:style style:name="StringTok" style:family="text" style:parent-style-name="Verbatim_20_Char">
      <style:text-properties fo:color="#4070a0"/>
    </style:style>
    <style:style style:name="CommentTok" style:family="text" style:parent-style-name="Verbatim_20_Char">
      <style:text-properties fo:color="#60a0b0" fo:font-style="italic" style:font-style-asian="italic"/>
    </style:style>
    <style:style style:name="OtherTok" style:family="text" style:parent-style-name="Verbatim_20_Char">
      <style:text-properties fo:color="#007020"/>
    </style:style>
    <style:style style:name="AlertTok" style:family="text" style:parent-style-name="Verbatim_20_Char">
      <style:text-properties fo:color="#ff0000" fo:font-weight="bold" style:font-weight-asian="bold"/>
    </style:style>
    <style:style style:name="FunctionTok" style:family="text" style:parent-style-name="Verbatim_20_Char">
      <style:text-properties fo:color="#06287e"/>
    </style:style>
    <style:style style:name="RegionMarkerTok" style:family="text" style:parent-style-name="Verbatim_20_Char"/>
    <style:style style:name="ErrorTok" style:family="text" style:parent-style-name="Verbatim_20_Char">
      <style:text-properties fo:color="#ff0000" fo:font-weight="bold" style:font-weight-asian="bold"/>
    </style:style>
    <style:style style:name="NormalTok" style:family="text" style:parent-style-name="Verbatim_20_Char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 " text:bullet-char=" 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bullet>
      <text:list-level-style-bullet text:level="2" style:num-suffix=" " text:bullet-char=" 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</text:list-level-style-bullet>
      <text:list-level-style-bullet text:level="3" style:num-suffix=" " text:bullet-char=" 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</text:list-level-style-bullet>
      <text:list-level-style-bullet text:level="4" style:num-suffix=" " text:bullet-char=" 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</text:list-level-style-bullet>
      <text:list-level-style-bullet text:level="5" style:num-suffix=" " text:bullet-char=" 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</text:list-level-style-bullet>
      <text:list-level-style-bullet text:level="6" style:num-suffix=" " text:bullet-char=" 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</text:list-level-style-bullet>
      <text:list-level-style-bullet text:level="7" style:num-suffix=" " text:bullet-char=" 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</text:list-level-style-bullet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editing-duration>PT6S</meta:editing-duration>
    <meta:document-statistic meta:table-count="0" meta:image-count="0" meta:object-count="0" meta:page-count="4" meta:paragraph-count="146" meta:word-count="564" meta:character-count="3377"/>
    <dc:date>2021-01-16T15:59:40.67</dc:date>
    <dc:creator>Tommaso Genovese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